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Raleway" svg:font-family="Raleway"/>
    <style:font-face style:name="inherit" svg:font-family="inherit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2" style:family="paragraph" style:parent-style-name="CabecalhoTabela">
      <style:paragraph-properties style:snap-to-layout-grid="false"/>
    </style:style>
    <style:style style:name="P23" style:family="paragraph" style:parent-style-name="CabecalhoTabela">
      <style:paragraph-properties style:snap-to-layout-grid="false"/>
      <style:text-properties officeooo:paragraph-rsid="0002101b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9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paragraph-rsid="0011e3b8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cf120" style:font-name-asian="Times New Roman" style:font-size-asian="10pt"/>
    </style:style>
    <style:style style:name="T15" style:family="text">
      <style:text-properties fo:font-size="10pt" officeooo:rsid="000f583d" style:font-name-asian="Times New Roman" style:font-size-asian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officeooo:rsid="000f583d" style:font-size-asian="10pt"/>
    </style:style>
    <style:style style:name="T18" style:family="text">
      <style:text-properties officeooo:rsid="000927e4"/>
    </style:style>
    <style:style style:name="T19" style:family="text">
      <style:text-properties officeooo:rsid="000b135c"/>
    </style:style>
    <style:style style:name="T20" style:family="text">
      <style:text-properties officeooo:rsid="000cf120"/>
    </style:style>
    <style:style style:name="T21" style:family="text">
      <style:text-properties officeooo:rsid="00115311"/>
    </style:style>
    <style:style style:name="T22" style:family="text">
      <style:text-properties officeooo:rsid="0011e3b8"/>
    </style:style>
    <style:style style:name="T23" style:family="text">
      <style:text-properties fo:font-variant="normal" fo:text-transform="none" fo:color="#000000" style:font-name="Raleway" fo:font-size="12pt" fo:letter-spacing="normal" fo:font-style="normal" fo:padding="0cm" fo:border="none"/>
    </style:style>
    <style:style style:name="T2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background-color="transparent" loext:char-shading-value="0" fo:padding="0cm" fo:border="non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4">GRH</text:span> – Gestão de <text:span text:style-name="T4">Recursos Humanos</text:span></text:p>
      <text:p text:style-name="P11"/>
      <text:p text:style-name="P9">Documento de Especificação de Caso de Uso</text:p>
      <text:p text:style-name="P9"/>
      <text:p text:style-name="P10">UC0<text:span text:style-name="T18">6</text:span> – <text:span text:style-name="T18">Submeter Plano de Estágio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3">Responsável</text:p>
          </table:table-cell>
          <table:table-cell table:style-name="Tabela1.D1" office:value-type="string">
            <text:p text:style-name="P22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18">20/05</text:span>/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0">Beatriz Brito do Rêgo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21">28/05/2015</text:p>
          </table:table-cell>
          <table:table-cell table:style-name="Tabela1.A3" office:value-type="string">
            <text:p text:style-name="P21">1,5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29">25/09/2015</text:p>
          </table:table-cell>
          <table:table-cell table:style-name="Tabela1.A3" office:value-type="string">
            <text:p text:style-name="P29">2.0</text:p>
          </table:table-cell>
          <table:table-cell table:style-name="Tabela1.A3" office:value-type="string">
            <text:p text:style-name="P29">Rayson Santos de Lima</text:p>
          </table:table-cell>
          <table:table-cell table:style-name="Tabela1.D3" office:value-type="string">
            <text:p text:style-name="P31"><text:span text:style-name="T22">Alteração no Fluxo, Nova Seção Regras de RN</text:span></text:p>
          </table:table-cell>
        </table:table-row>
      </table:table>
      <text:section text:style-name="Sect1" text:name="Seção1">
        <text:list xml:id="list7944212498727423702" text:style-name="WW8Num2">
          <text:list-item>
            <text:h text:style-name="P25" text:outline-level="1"><text:bookmark-start text:name="_Ref439573339"/><text:bookmark-start text:name="_Ref418497390"/>CASOS DE USO: <text:span text:style-name="T18">SUBMETER PLANO DE ESTÁGIO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4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plano de estágio no sistema.</text:span></text:span></text:p>
        <text:list xml:id="list113454013173201" text:continue-numbering="true" text:style-name="WW8Num2">
          <text:list-item>
            <text:list>
              <text:list-item>
                <text:h text:style-name="P2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9">Estagiário.</text:span></text:p>
        <text:list xml:id="list113454013183042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9">Estagiário seleciona a opção “Documentação do Estágio”</text:span></text:p>
        <text:p text:style-name="P3">2.<text:tab/><text:span text:style-name="T19">Sistema exibe o campo de submissão do documento de Plano de Estagiário</text:span></text:p>
        <text:p text:style-name="P5"><text:tab/>- <text:span text:style-name="T19">Sistema exibe um modelo de plano de estagiário</text:span></text:p>
        <text:p text:style-name="P5"><text:tab/>- <text:span text:style-name="T20">Sistema exibe marcos e prazos para a entrega do Plano de Estagiário</text:span></text:p>
        <text:p text:style-name="P2">3.<text:tab/><text:span text:style-name="T20">Estagiário seleciona a opção para anexa o arquivo</text:span></text:p>
        <text:p text:style-name="P2"><text:tab/>-<text:span text:style-name="T20">Sistema exibe uma janela para que o estagiário busque em seus arquivos o documento a ser anexado</text:span></text:p>
        <text:p text:style-name="P7">4.<text:tab/>Estagiário seleciona arquivo a ser submetido</text:p>
        <text:p text:style-name="P7">5.<text:tab/>Estagiário confirma a operação</text:p>
        <text:p text:style-name="P8">6.<text:tab/>Sistema registra data e hora da última submissão</text:p>
        <text:p text:style-name="P2"/>
        <text:p text:style-name="P18"><text:span text:style-name="T7">1.</text:span><text:span text:style-name="T8">4</text:span><text:span text:style-name="T7"><text:tab/>Fluxos </text:span><text:span text:style-name="T9">Alternativos </text:span></text:p>
        <text:p text:style-name="P33"><text:tab/>Não se aplica</text:p>
        <text:p text:style-name="P17"/>
        <text:p text:style-name="P18"><text:soft-page-break/><text:span text:style-name="T7">1.</text:span><text:span text:style-name="T9">5</text:span><text:span text:style-name="T7"><text:tab/>Fluxos de Exceção</text:span></text:p>
        <text:p text:style-name="P17"><text:tab/><text:tab/>1.<text:tab/><text:span text:style-name="T19">Estagiário seleciona a opção “Documentação do Estágio”</text:span></text:p>
        <text:p text:style-name="P4">2.<text:tab/><text:span text:style-name="T19">Sistema exibe o campo de submissão do documento de Plano de Estagiário</text:span></text:p>
        <text:p text:style-name="P6">- <text:span text:style-name="T19">Sistema exibe um modelo de plano de estagiário</text:span></text:p>
        <text:p text:style-name="P6"><text:tab/>- <text:span text:style-name="T20">Sistema exibe marcos e prazos para a entrega do Plano de Estagiário</text:span></text:p>
        <text:p text:style-name="P4">3.<text:tab/><text:span text:style-name="T20">Estagiário seleciona a opção para anexa o arquivo</text:span></text:p>
        <text:p text:style-name="P4"><text:tab/>-<text:span text:style-name="T20">Sistema exibe uma janela para que o estagiário busque em seus arquivos o documento a ser anexado</text:span></text:p>
        <text:p text:style-name="P7">4.<text:tab/>Estagiário não seleciona arquivo a ser submetido</text:p>
        <text:p text:style-name="P16">5.<text:tab/>Estagiário confirma a operação</text:p>
        <text:p text:style-name="P16"><text:tab/><text:tab/>6.<text:tab/>Sistema não possibilita a operação</text:p>
        <text:p text:style-name="P13"/>
        <text:list xml:id="list741199352259172940" text:style-name="L1">
          <text:list-header>
            <text:p text:style-name="P37"><text:span text:style-name="T13">1.</text:span><text:span text:style-name="T15">6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113454028169509" text:continue-numbering="true" text:style-name="L1">
          <text:list-header>
            <text:p text:style-name="P38"><text:span text:style-name="T12">1.</text:span><text:span text:style-name="T14">6</text:span><text:span text:style-name="T12"> </text:span><text:span text:style-name="T10"><text:tab/>Pós-Condições</text:span></text:p>
            <text:p text:style-name="P35">Documento de plano de estagiário salvos no sistema</text:p>
            <text:p text:style-name="P35"/>
            <text:p text:style-name="P39"><text:span text:style-name="T16">1.</text:span><text:span text:style-name="T17">7</text:span><text:span text:style-name="T16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1">Regras de Negócio</text:span></text:p>
            <text:list>
              <text:list-item>
                <text:list>
                  <text:list-item>
                    <text:p text:style-name="P40">Aplicar regra RN0001</text:p>
                    <text:p text:style-name="P36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Raleway" svg:font-family="Raleway"/>
    <style:font-face style:name="inherit" svg:font-family="inherit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34:53.868000000</dc:date>
    <meta:print-date>2007-05-07T23:41:00</meta:print-date>
    <meta:editing-cycles>15</meta:editing-cycles>
    <meta:editing-duration>PT1H1M3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4" meta:word-count="332" meta:character-count="1977" meta:non-whitespace-character-count="168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